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BE0000038081686D5B7CB3F9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training template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Name</text:p>
            <text:p>Date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81686D5B7CB3F993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Training Topic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Section 1</text:p>
                <text:list>
                  <text:list-item>
                    <text:p>2.1 First topic</text:p>
                  </text:list-item>
                  <text:list-item>
                    <text:p>2.2 Second topic</text:p>
                  </text:list-item>
                </text:list>
              </text:list-item>
              <text:list-item>
                <text:p>3. Exercise</text:p>
                <text:list>
                  <text:list-item>
                    <text:p>3.1 Problem 1</text:p>
                  </text:list-item>
                  <text:list-item>
                    <text:p>3.2 Problem 2</text:p>
                  </text:list-item>
                </text:list>
              </text:list-item>
              <text:list-item>
                <text:p>6. Additional training material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>
          <draw:text-box>
            <text:list text:style-name="L2">
              <text:list-item>
                <text:p>Lorem Ipsu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T28M20S</meta:editing-duration>
    <meta:editing-cycles>6</meta:editing-cycles>
    <meta:generator>LibreOffice/5.1.4.2$Linux_X86_64 LibreOffice_project/10m0$Build-2</meta:generator>
    <dc:date>2017-02-20T11:12:35.916331114</dc:date>
    <meta:document-statistic meta:object-count="49"/>
  </office:meta>
</office:document-meta>
</file>